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istraA" svg:font-family="Unistra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1871" officeooo:paragraph-rsid="001b1871" style:font-weight-asian="bold" style:font-weight-complex="bold"/>
    </style:style>
    <style:style style:name="P2" style:family="paragraph" style:parent-style-name="Standard">
      <style:text-properties officeooo:paragraph-rsid="001b1871"/>
    </style:style>
    <style:style style:name="P3" style:family="paragraph" style:parent-style-name="Standard">
      <style:text-properties style:text-underline-style="none" fo:font-weight="bold" officeooo:rsid="001b1871" officeooo:paragraph-rsid="001b1871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e2aa0" officeooo:paragraph-rsid="001e2aa0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e2aa0" officeooo:paragraph-rsid="001e2aa0" style:font-weight-asian="bold" style:font-weight-complex="bold"/>
    </style:style>
    <style:style style:name="T1" style:family="text">
      <style:text-properties style:font-name="UnistraA" fo:font-size="24pt"/>
    </style:style>
    <style:style style:name="T2" style:family="text">
      <style:text-properties style:font-name="UnistraA" fo:font-size="24pt" officeooo:rsid="001cdfd2"/>
    </style:style>
    <style:style style:name="T3" style:family="text">
      <style:text-properties style:font-name="UnistraA" fo:font-size="12pt" style:font-size-asian="12pt" style:font-size-complex="12pt"/>
    </style:style>
    <style:style style:name="T4" style:family="text">
      <style:text-properties style:font-name="UnistraA" fo:font-size="12pt" officeooo:rsid="001cdfd2" style:font-size-asian="12pt" style:font-size-complex="12pt"/>
    </style:style>
    <style:style style:name="T5" style:family="text">
      <style:text-properties style:text-underline-style="none" fo:font-weight="bold" officeooo:rsid="001b1871" style:font-weight-asian="bold" style:font-weight-complex="bold"/>
    </style:style>
    <style:style style:name="T6" style:family="text">
      <style:text-properties officeooo:rsid="001cd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ucs d’anglais à faire :</text:p>
      <text:p text:style-name="P2"><text:span text:style-name="T5">-</text:span><text:span text:style-name="T3">ACTIVITY REPORT<text:tab/></text:span><text:span text:style-name="T4">check</text:span></text:p>
      <text:p text:style-name="P2"><text:span text:style-name="T5">-</text:span><text:span text:style-name="T3">FINAL PRESENTATIONS </text:span><text:span text:style-name="T4">(5min/pers avec hugo)</text:span></text:p>
      <text:p text:style-name="P2"><text:span text:style-name="T5">-</text:span><text:bookmark text:name="yui_3_17_2_1_1573718026792_42"/><text:bookmark text:name="yui_3_17_2_1_1573718026792_41"/><text:span text:style-name="T1">SCIENTIFIC ESSAY </text:span><text:span text:style-name="T2">(selfdriving car with AI)</text:span></text:p>
      <text:p text:style-name="P3">-<text:span text:style-name="T6">present 1document to the class pour le 21 en anglais (absent mais osef e faite)</text:span></text:p>
      <text:p text:style-name="P3"/>
      <text:p text:style-name="P4">liens for essay</text:p>
      <text:p text:style-name="P4"><text:a xlink:type="simple" xlink:href="https://medium.com/datadriveninvestor/artificial-intelligence-and-autonomous-vehicles-ae877feb6cd2" text:style-name="Internet_20_link" text:visited-style-name="Visited_20_Internet_20_Link">https://medium.com/datadriveninvestor/artificial-intelligence-and-autonomous-vehicles-ae877feb6cd2</text:a></text:p>
      <text:p text:style-name="P4"/>
      <text:p text:style-name="P4"><text:a xlink:type="simple" xlink:href="https://www.youtube.com/watch?v=aHdY1lBxNtc" text:style-name="Internet_20_link" text:visited-style-name="Visited_20_Internet_20_Link">https://www.youtube.com/watch?v=aHdY1lBxNtc</text:a></text:p>
      <text:p text:style-name="P4"/>
      <text:p text:style-name="P4"><text:a xlink:type="simple" xlink:href="https://www.thezebra.com/how-do-self-driving-cars-work/" text:style-name="Internet_20_link" text:visited-style-name="Visited_20_Internet_20_Link">https://www.thezebra.com/how-do-self-driving-cars-work/</text:a></text:p>
      <text:p text:style-name="P4"/>
      <text:p text:style-name="P4"><text:a xlink:type="simple" xlink:href="https://www.thezebra.com/how-do-self-driving-cars-work/" text:style-name="Internet_20_link" text:visited-style-name="Visited_20_Internet_20_Link">https://www.thezebra.com/how-do-self-driving-cars-work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istraA" svg:font-family="Unistra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0:05:11.735809429</meta:creation-date>
    <dc:date>2019-12-16T13:36:12.322011556</dc:date>
    <meta:editing-duration>PT1H50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1" meta:character-count="478" meta:non-whitespace-character-count="447"/>
  </office:meta>
</office:document-meta>
</file>